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tire_5f_bordures_5f_haut_5f_bas">
      <style:text-properties fo:font-size="12pt" style:font-size-asian="12pt" style:font-size-complex="12pt"/>
    </style:style>
    <style:style style:name="P22" style:family="paragraph" style:parent-style-name="Ttire_5f_bordures_5f_haut_5f_bas">
      <style:text-properties fo:font-size="10pt" style:font-size-asian="10pt" style:font-size-complex="10pt"/>
    </style:style>
    <style:style style:name="P23" style:family="paragraph" style:parent-style-name="SubTitle">
      <style:text-properties style:use-window-font-color="true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169178816" text:id="ct169178816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69011472" text:id="ct169011472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68867552" text:id="ct168867552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68868080" text:id="ct168868080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68882024" text:id="ct168882024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68879200" text:id="ct168879200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169178816"/>self.Title()<text:change-end text:change-id="ct169178816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69011472"/></text:p>
      <text:p text:style-name="P11"><text:line-break/>ORDRE DU JOUR</text:p>
      <text:p text:style-name="P10"/>
      <text:section text:style-name="Sect1" text:name="Item">
        <text:p text:style-name="P21"><text:span text:style-name="T4"><office:annotation><dc:date>2007-09-24T00:00:00</dc:date><text:p>do section- for item in self.getItemsInOrder(uids=itemUids)</text:p></office:annotation></text:span><text:change-start text:change-id="ct168867552"/><text:span text:style-name="T4">item.getItemNumber(relativeTo='meeting')</text:span><text:change-end text:change-id="ct168867552"/><text:span text:style-name="T4">. </text:span><text:change-start text:change-id="ct168868080"/><text:span text:style-name="T4">item.Title()</text:span><text:change-end text:change-id="ct168868080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5">do text</text:span></text:p><text:p text:style-name="P26"><text:span text:style-name="T5">from xhtml(item.printAdvicesInfos())</text:span></text:p></office:annotation>Avis</text:p>
        <text:p text:style-name="P12"/>
        <text:p text:style-name="P16">Projet de délibération :</text:p>
        <text:p text:style-name="P7"><office:annotation><dc:date>2007-09-24T00:00:00</dc:date><text:p>do text</text:p><text:p>from xhtml(item.getDeliberation())</text:p><text:p/></office:annotation>Projet de décision</text:p>
      </text:section>
      <text:section text:style-name="Sect1" text:name="LateItems">
        <text:p text:style-name="P13"/>
        <text:p text:style-name="P23"><office:annotation><dc:date>2007-10-31T00:00:00</dc:date><text:p>do section- if self.getItemsInOrder(late=True, uids=itemUids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2"><office:annotation><dc:date>2007-10-31T00:00:00</dc:date><text:p>do table- for item in self.getItemsInOrder(late=True, uids=itemUids)</text:p></office:annotation><text:change-start text:change-id="ct168882024"/>item.getItemNumber(relativeTo='meeting')<text:change-end text:change-id="ct168882024"/>. <text:change-start text:change-id="ct168879200"/>item.Title()<text:change-end text:change-id="ct168879200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mAdvices"><office:annotation><dc:creator>Gauthier Bastien</dc:creator><dc:date>2011-05-03T15:59:51</dc:date><text:p text:style-name="P26"><text:span text:style-name="T5">do text</text:span></text:p><text:p text:style-name="P26"><text:span text:style-name="T5">from xhtml(item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9</meta:editing-cycles>
    <meta:editing-duration>PT2M50S</meta:editing-duration>
    <meta:initial-creator>Gauthier Bastien</meta:initial-creator>
    <dc:date>2014-02-19T14:48:41</dc:date>
    <dc:creator>Gauthier Bastien</dc:creator>
    <meta:document-statistic meta:table-count="4" meta:image-count="0" meta:object-count="0" meta:page-count="1" meta:paragraph-count="17" meta:word-count="52" meta:character-count="346" meta:non-whitespace-character-count="317"/>
    <meta:user-defined meta:name="Info 1"/>
    <meta:user-defined meta:name="Info 2"/>
    <meta:user-defined meta:name="Info 3"/>
    <meta:user-defined meta:name="Info 4"/>
  </office:meta>
</office:document-meta>
</file>